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6979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6.072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eb4ff" officeooo:paragraph-rsid="001eb4ff"/>
    </style:style>
    <style:style style:name="P2" style:family="paragraph" style:parent-style-name="Standard">
      <style:text-properties fo:font-weight="bold" officeooo:rsid="00223246" officeooo:paragraph-rsid="00223246" style:font-weight-asian="bold" style:font-weight-complex="bold"/>
    </style:style>
    <style:style style:name="P3" style:family="paragraph" style:parent-style-name="Standard">
      <style:text-properties fo:font-weight="bold" officeooo:rsid="0022dc0c" officeooo:paragraph-rsid="0022dc0c" style:font-weight-asian="bold" style:font-weight-complex="bold"/>
    </style:style>
    <style:style style:name="P4" style:family="paragraph" style:parent-style-name="Standard">
      <style:text-properties fo:font-weight="bold" officeooo:rsid="0028ea39" officeooo:paragraph-rsid="0028ea39" style:font-weight-asian="bold" style:font-weight-complex="bold"/>
    </style:style>
    <style:style style:name="P5" style:family="paragraph" style:parent-style-name="Standard">
      <style:text-properties fo:font-weight="normal" officeooo:rsid="00235176" officeooo:paragraph-rsid="00235176" style:font-weight-asian="normal" style:font-weight-complex="normal"/>
    </style:style>
    <style:style style:name="P6" style:family="paragraph" style:parent-style-name="Standard">
      <style:text-properties fo:font-weight="normal" officeooo:rsid="00248045" officeooo:paragraph-rsid="00248045" style:font-weight-asian="normal" style:font-weight-complex="normal"/>
    </style:style>
    <style:style style:name="P7" style:family="paragraph" style:parent-style-name="Standard">
      <style:text-properties fo:font-weight="normal" officeooo:rsid="0024ebee" officeooo:paragraph-rsid="0024ebee" style:font-weight-asian="normal" style:font-weight-complex="normal"/>
    </style:style>
    <style:style style:name="P8" style:family="paragraph" style:parent-style-name="Standard">
      <style:text-properties fo:font-weight="normal" officeooo:rsid="0025d2ff" officeooo:paragraph-rsid="0025d2ff" style:font-weight-asian="normal" style:font-weight-complex="normal"/>
    </style:style>
    <style:style style:name="P9" style:family="paragraph" style:parent-style-name="Standard">
      <style:text-properties fo:font-weight="normal" officeooo:rsid="0027783c" officeooo:paragraph-rsid="0027783c" style:font-weight-asian="normal" style:font-weight-complex="normal"/>
    </style:style>
    <style:style style:name="P10" style:family="paragraph" style:parent-style-name="Standard">
      <style:text-properties fo:font-weight="normal" officeooo:rsid="00279b6e" officeooo:paragraph-rsid="00279b6e" style:font-weight-asian="normal" style:font-weight-complex="normal"/>
    </style:style>
    <style:style style:name="P11" style:family="paragraph" style:parent-style-name="Standard">
      <style:text-properties fo:font-weight="normal" officeooo:rsid="00208270" officeooo:paragraph-rsid="002058ce" style:font-weight-asian="normal" style:font-weight-complex="normal"/>
    </style:style>
    <style:style style:name="P12" style:family="paragraph" style:parent-style-name="Standard">
      <style:text-properties fo:font-weight="normal" officeooo:rsid="00223246" officeooo:paragraph-rsid="00223246" style:font-weight-asian="normal" style:font-weight-complex="normal"/>
    </style:style>
    <style:style style:name="P13" style:family="paragraph" style:parent-style-name="Standard">
      <style:text-properties fo:font-style="normal" fo:font-weight="bold" officeooo:rsid="002bc6df" officeooo:paragraph-rsid="002bc6df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2cdb44" officeooo:paragraph-rsid="002cdb44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e04bf" officeooo:paragraph-rsid="002e04bf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2f7b22" officeooo:paragraph-rsid="002f7b22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bold" officeooo:rsid="00312f95" officeooo:paragraph-rsid="00312f95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32bba2" officeooo:paragraph-rsid="0032bba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3310c7" officeooo:paragraph-rsid="003310c7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3b5d50" officeooo:paragraph-rsid="003b5d50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3c60cd" officeooo:paragraph-rsid="003c60cd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normal" officeooo:rsid="0022dc0c" officeooo:paragraph-rsid="0022dc0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35176" officeooo:paragraph-rsid="0023517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48045" officeooo:paragraph-rsid="0024804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4ebee" officeooo:paragraph-rsid="0024ebe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7783c" officeooo:paragraph-rsid="0027783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79b6e" officeooo:paragraph-rsid="00279b6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8ea39" officeooo:paragraph-rsid="0028ea3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bc6df" officeooo:paragraph-rsid="002bc6d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e04bf" officeooo:paragraph-rsid="002cdb44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f2f3a" officeooo:paragraph-rsid="002e04b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f7b22" officeooo:paragraph-rsid="002f7b22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12f95" officeooo:paragraph-rsid="00312f9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2bba2" officeooo:paragraph-rsid="0032bba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bold" officeooo:rsid="003f981e" officeooo:paragraph-rsid="003f981e" style:font-style-asian="normal" style:font-weight-asian="bold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3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c7a5" officeooo:paragraph-rsid="003cc7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4c83" officeooo:paragraph-rsid="003d4c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8b75" officeooo:paragraph-rsid="00358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dbc4" officeooo:paragraph-rsid="0036db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8b245" officeooo:paragraph-rsid="0038b2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c7a5" officeooo:paragraph-rsid="003cc7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c7a5" officeooo:paragraph-rsid="003cc7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Standard" style:list-style-name="L1">
      <style:text-properties fo:font-style="normal" fo:font-weight="normal" officeooo:rsid="0022dc0c" officeooo:paragraph-rsid="0022dc0c" style:font-style-asian="normal" style:font-weight-asian="normal" style:font-style-complex="normal" style:font-weight-complex="normal"/>
    </style:style>
    <style:style style:name="P46" style:family="paragraph" style:parent-style-name="Standard" style:list-style-name="L4">
      <style:text-properties fo:font-style="normal" fo:font-weight="normal" officeooo:rsid="002f7b22" officeooo:paragraph-rsid="002f7b22" style:font-style-asian="normal" style:font-weight-asian="normal" style:font-style-complex="normal" style:font-weight-complex="normal"/>
    </style:style>
    <style:style style:name="P47" style:family="paragraph" style:parent-style-name="Standard" style:list-style-name="L5">
      <style:text-properties fo:font-style="normal" fo:font-weight="normal" officeooo:rsid="00312f95" officeooo:paragraph-rsid="00312f95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32bba2" officeooo:paragraph-rsid="0032bba2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3310c7" officeooo:paragraph-rsid="003310c7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3b5d50" officeooo:paragraph-rsid="003b5d50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3cc7a5" officeooo:paragraph-rsid="003c60cd" style:font-style-asian="normal" style:font-weight-asian="normal" style:font-style-complex="normal" style:font-weight-complex="normal"/>
    </style:style>
    <style:style style:name="P52" style:family="paragraph" style:parent-style-name="Standard" style:list-style-name="L2">
      <style:text-properties fo:font-style="normal" fo:font-weight="bold" officeooo:rsid="0028ea39" officeooo:paragraph-rsid="0028ea39" style:font-style-asian="normal" style:font-weight-asian="bold" style:font-style-complex="normal" style:font-weight-complex="bold"/>
    </style:style>
    <style:style style:name="P53" style:family="paragraph" style:parent-style-name="Standard" style:list-style-name="L3">
      <style:text-properties fo:font-style="normal" fo:font-weight="bold" officeooo:rsid="002bc6df" officeooo:paragraph-rsid="002bc6df" style:font-style-asian="normal" style:font-weight-asian="bold" style:font-style-complex="normal" style:font-weight-complex="bold"/>
    </style:style>
    <style:style style:name="P54" style:family="paragraph" style:parent-style-name="Standard" style:list-style-name="L5">
      <style:text-properties fo:font-style="normal" fo:font-weight="bold" officeooo:rsid="00312f95" officeooo:paragraph-rsid="00312f95" style:font-style-asian="normal" style:font-weight-asian="bold" style:font-style-complex="normal" style:font-weight-complex="bold"/>
    </style:style>
    <style:style style:name="P55" style:family="paragraph" style:parent-style-name="Standard">
      <style:text-properties officeooo:rsid="002058ce" officeooo:paragraph-rsid="0043469b"/>
    </style:style>
    <style:style style:name="P56" style:family="paragraph" style:parent-style-name="Standard" style:list-style-name="L15">
      <style:text-properties style:font-name="Liberation Serif" fo:font-style="normal" fo:font-weight="bold" officeooo:rsid="0048a5ec" officeooo:paragraph-rsid="0048a5ec" style:font-style-asian="normal" style:font-weight-asian="bold" style:font-style-complex="normal" style:font-weight-complex="bold"/>
    </style:style>
    <style:style style:name="P57" style:family="paragraph" style:parent-style-name="Standard">
      <style:text-properties style:font-name="Liberation Serif" fo:font-style="normal" fo:font-weight="bold" officeooo:rsid="0048a5ec" officeooo:paragraph-rsid="0048a5ec" style:font-style-asian="normal" style:font-weight-asian="bold" style:font-style-complex="normal" style:font-weight-complex="bold"/>
    </style:style>
    <style:style style:name="P58" style:family="paragraph" style:parent-style-name="Standard" style:list-style-name="L16">
      <style:text-properties style:font-name="Liberation Serif" fo:font-style="normal" fo:font-weight="bold" officeooo:rsid="0048a5ec" officeooo:paragraph-rsid="0048a5ec" style:font-style-asian="normal" style:font-weight-asian="bold" style:font-style-complex="normal" style:font-weight-complex="bold"/>
    </style:style>
    <style:style style:name="P59" style:family="paragraph" style:parent-style-name="Standard" style:list-style-name="L17">
      <style:text-properties style:font-name="Liberation Serif" fo:font-style="normal" fo:font-weight="bold" officeooo:rsid="0048a5ec" officeooo:paragraph-rsid="0048a5ec" style:font-style-asian="normal" style:font-weight-asian="bold" style:font-style-complex="normal" style:font-weight-complex="bold"/>
    </style:style>
    <style:style style:name="P60" style:family="paragraph" style:parent-style-name="Standard">
      <style:text-properties style:font-name="Liberation Serif" fo:font-style="normal" fo:font-weight="bold" officeooo:rsid="0049f55d" officeooo:paragraph-rsid="0049f55d" style:font-style-asian="normal" style:font-weight-asian="bold" style:font-style-complex="normal" style:font-weight-complex="bold"/>
    </style:style>
    <style:style style:name="P61" style:family="paragraph" style:parent-style-name="Standard" style:list-style-name="L18">
      <style:text-properties style:font-name="Liberation Serif" fo:font-style="normal" fo:font-weight="bold" officeooo:rsid="0049f55d" officeooo:paragraph-rsid="0049f55d" style:font-style-asian="normal" style:font-weight-asian="bold" style:font-style-complex="normal" style:font-weight-complex="bold"/>
    </style:style>
    <style:style style:name="P62" style:family="paragraph" style:parent-style-name="Standard" style:list-style-name="L19">
      <style:text-properties style:font-name="Liberation Serif" fo:font-style="normal" fo:font-weight="bold" officeooo:rsid="0049f55d" officeooo:paragraph-rsid="0049f55d" style:font-style-asian="normal" style:font-weight-asian="bold" style:font-style-complex="normal" style:font-weight-complex="bold"/>
    </style:style>
    <style:style style:name="P63" style:family="paragraph" style:parent-style-name="Standard" style:list-style-name="L19">
      <style:text-properties style:font-name="Liberation Serif" fo:font-style="normal" fo:font-weight="bold" officeooo:rsid="004a5d97" officeooo:paragraph-rsid="004a5d97" style:font-style-asian="normal" style:font-weight-asian="bold" style:font-style-complex="normal" style:font-weight-complex="bold"/>
    </style:style>
    <style:style style:name="P64" style:family="paragraph" style:parent-style-name="Standard">
      <style:text-properties style:font-name="Liberation Serif" fo:font-style="normal" fo:font-weight="bold" officeooo:rsid="004a5d97" officeooo:paragraph-rsid="004a5d97" style:font-style-asian="normal" style:font-weight-asian="bold" style:font-style-complex="normal" style:font-weight-complex="bold"/>
    </style:style>
    <style:style style:name="P65" style:family="paragraph" style:parent-style-name="Standard" style:list-style-name="L20">
      <style:text-properties style:font-name="Liberation Serif" fo:font-style="normal" fo:font-weight="bold" officeooo:rsid="004a5d97" officeooo:paragraph-rsid="004a5d97" style:font-style-asian="normal" style:font-weight-asian="bold" style:font-style-complex="normal" style:font-weight-complex="bold"/>
    </style:style>
    <style:style style:name="P66" style:family="paragraph" style:parent-style-name="Standard" style:list-style-name="L21">
      <style:text-properties style:font-name="Liberation Serif" fo:font-style="normal" fo:font-weight="bold" officeooo:rsid="004a5d97" officeooo:paragraph-rsid="004a5d97" style:font-style-asian="normal" style:font-weight-asian="bold" style:font-style-complex="normal" style:font-weight-complex="bold"/>
    </style:style>
    <style:style style:name="P67" style:family="paragraph" style:parent-style-name="Standard" style:list-style-name="L21">
      <style:text-properties style:font-name="Liberation Serif" fo:font-style="normal" fo:font-weight="bold" officeooo:rsid="004abbcb" officeooo:paragraph-rsid="004abbcb" style:font-style-asian="normal" style:font-weight-asian="bold" style:font-style-complex="normal" style:font-weight-complex="bold"/>
    </style:style>
    <style:style style:name="P68" style:family="paragraph" style:parent-style-name="Standard" style:list-style-name="L21">
      <style:text-properties style:font-name="Liberation Serif" fo:font-style="normal" fo:font-weight="bold" officeooo:rsid="004ae05c" officeooo:paragraph-rsid="004ae05c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3f981e" officeooo:paragraph-rsid="003f981e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in" fo:margin-right="0in" fo:text-indent="0in" style:auto-text-indent="false"/>
      <style:text-properties style:font-name="Courier New" fo:font-style="normal" fo:font-weight="normal" officeooo:rsid="003f981e" officeooo:paragraph-rsid="003f981e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in" fo:margin-right="0in" fo:text-indent="0in" style:auto-text-indent="false"/>
      <style:text-properties style:font-name="Courier New" fo:font-style="normal" fo:font-weight="normal" officeooo:rsid="00471ddf" officeooo:paragraph-rsid="00471ddf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bold" officeooo:rsid="0048a5ec" officeooo:paragraph-rsid="0048a5ec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44c5ac" officeooo:paragraph-rsid="0044c5ac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471ddf" officeooo:paragraph-rsid="00471ddf" style:font-style-asian="normal" style:font-weight-asian="normal" style:font-style-complex="normal" style:font-weight-complex="normal"/>
    </style:style>
    <style:style style:name="P75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3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b0f4" officeooo:paragraph-rsid="00358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b75" officeooo:paragraph-rsid="00358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dbc4" officeooo:paragraph-rsid="0036db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dbc4" officeooo:paragraph-rsid="0036db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dbc4" officeooo:paragraph-rsid="0036db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9a6" officeooo:paragraph-rsid="0037d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9a6" officeooo:paragraph-rsid="0037d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d9a6" officeooo:paragraph-rsid="0037d9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b245" officeooo:paragraph-rsid="0038b2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b245" officeooo:paragraph-rsid="0038b2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 style:list-style-name="L1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c929" officeooo:paragraph-rsid="0039c9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1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bc9c" officeooo:paragraph-rsid="003ebc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7d9a6" officeooo:paragraph-rsid="0037d9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8270" style:font-weight-asian="bold" style:font-weight-complex="bold"/>
    </style:style>
    <style:style style:name="T3" style:family="text">
      <style:text-properties fo:font-weight="bold" officeooo:rsid="00358b7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8270" style:font-weight-asian="normal" style:font-weight-complex="normal"/>
    </style:style>
    <style:style style:name="T6" style:family="text">
      <style:text-properties fo:font-weight="normal" officeooo:rsid="002087b5" style:font-weight-asian="normal" style:font-weight-complex="normal"/>
    </style:style>
    <style:style style:name="T7" style:family="text">
      <style:text-properties fo:font-weight="normal" officeooo:rsid="002e04bf" style:font-weight-asian="normal" style:font-weight-complex="normal"/>
    </style:style>
    <style:style style:name="T8" style:family="text">
      <style:text-properties fo:font-weight="normal" officeooo:rsid="002f2f3a" style:font-weight-asian="normal" style:font-weight-complex="normal"/>
    </style:style>
    <style:style style:name="T9" style:family="text">
      <style:text-properties fo:font-weight="normal" officeooo:rsid="003cc7a5" style:font-weight-asian="normal" style:font-weight-complex="normal"/>
    </style:style>
    <style:style style:name="T10" style:family="text">
      <style:text-properties fo:color="#ff000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7783c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officeooo:rsid="00358b75"/>
    </style:style>
    <style:style style:name="T18" style:family="text">
      <style:text-properties officeooo:rsid="003cc7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A <text:span text:style-name="T1">alteração de alíquotas </text:span><text:span text:style-name="T4">do II </text:span><text:span text:style-name="T6">e do IE </text:span><text:span text:style-name="T4">compete à </text:span><text:span text:style-name="T1">CAMEX</text:span><text:span text:style-name="T4">, </text:span><text:span text:style-name="T5">mediante </text:span><text:span text:style-name="T2">resolução</text:span><text:span text:style-name="T5">.</text:span></text:p>
      <text:p text:style-name="P11"/>
      <text:p text:style-name="P2">Atenção!<text:span text:style-name="T4"> Se uma questão disser que a CAMEX fixa a alíquota dos </text:span>tributos<text:span text:style-name="T4"> incidentes sobre o comércio exterior, ela estará </text:span><text:span text:style-name="T10">errada</text:span><text:span text:style-name="T4">, pois sobre o comércio exterior incidem vários outros tributos além do II e do IE.</text:span></text:p>
      <text:p text:style-name="P12"/>
      <text:p text:style-name="P3">Mercadoria<text:span text:style-name="T4"> é todo</text:span><text:span text:style-name="T15"> bem suscetível de um </text:span><text:span text:style-name="T13">destino aduaneiro</text:span><text:span text:style-name="T15">:</text:span></text:p>
      <text:list xml:id="list3951862217" text:style-name="L1">
        <text:list-item>
          <text:p text:style-name="P45">admissão em regime aduaneiro especial;</text:p>
        </text:list-item>
        <text:list-item>
          <text:p text:style-name="P45">retorno ao exterior;</text:p>
        </text:list-item>
        <text:list-item>
          <text:p text:style-name="P45">abandono; ou</text:p>
        </text:list-item>
        <text:list-item>
          <text:p text:style-name="P45">destruição.</text:p>
        </text:list-item>
      </text:list>
      <text:p text:style-name="P22"/>
      <text:p text:style-name="P5"><text:span text:style-name="T13">Na </text:span><text:span text:style-name="T16">CF</text:span><text:span text:style-name="T13"> → II e IE → </text:span><text:span text:style-name="T16">produto</text:span></text:p>
      <text:p text:style-name="P5"><text:span text:style-name="T13">No </text:span><text:span text:style-name="T16">RA</text:span><text:span text:style-name="T13"> → II e IE → </text:span><text:span text:style-name="T16">mercadoria</text:span></text:p>
      <text:p text:style-name="P23"/>
      <text:p text:style-name="P6"><text:span text:style-name="T13">Apesar disso, conclui-se, por análise sistemática da legislação, que o II e o IE incidem sobre </text:span><text:span text:style-name="T16">bens</text:span><text:span text:style-name="T13">.</text:span></text:p>
      <text:p text:style-name="P24"/>
      <text:p text:style-name="P7"><text:span text:style-name="T13">Na prova, considerar a </text:span><text:span text:style-name="T16">literalidade</text:span><text:span text:style-name="T13"> da CF e do RA como </text:span><text:span text:style-name="T16">correta</text:span><text:span text:style-name="T13">.</text:span></text:p>
      <text:p text:style-name="P7"><text:span text:style-name="T13">Se a questão adentrar </text:span><text:span text:style-name="T16">doutrina</text:span><text:span text:style-name="T13">, pode-se considerar como </text:span><text:span text:style-name="T16">correta</text:span><text:span text:style-name="T13"> se for citado o termo </text:span><text:span text:style-name="T16">bens</text:span><text:span text:style-name="T13">.</text:span></text:p>
      <text:p text:style-name="P25"/>
      <text:p text:style-name="P8"><text:span text:style-name="T13">Produto </text:span><text:span text:style-name="T16">nacional</text:span><text:span text:style-name="T13"> → fabricado no Brasil ou transformado substancialmente no Brasil.</text:span></text:p>
      <text:p text:style-name="P8"><text:span text:style-name="T13">Produto </text:span><text:span text:style-name="T16">estrangeiro</text:span><text:span text:style-name="T13"> → </text:span><text:span text:style-name="T14">originário do exterior, observadas as regras de origem.</text:span></text:p>
      <text:p text:style-name="P9"><text:span text:style-name="T13">Produto </text:span><text:span text:style-name="T16">nacionalizado</text:span><text:span text:style-name="T13"> → estrangeiro importado com ânimo de definitividade.</text:span></text:p>
      <text:p text:style-name="P9"><text:span text:style-name="T13">Produto </text:span><text:span text:style-name="T16">desnacionalizado</text:span><text:span text:style-name="T13"> → nacional/nacionalizado exportado com ânimo de definitividade.</text:span></text:p>
      <text:p text:style-name="P26"/>
      <text:p text:style-name="P10"><text:span text:style-name="T13">A </text:span><text:span text:style-name="T16">reimportação</text:span><text:span text:style-name="T13"> é o retorno de uma exportação </text:span><text:span text:style-name="T16">temporária</text:span><text:span text:style-name="T13">.</text:span></text:p>
      <text:p text:style-name="P27"/>
      <text:p text:style-name="P4"><text:span text:style-name="T13">BC</text:span><text:span text:style-name="T15">:</text:span></text:p>
      <text:list xml:id="list1384064936" text:style-name="L2">
        <text:list-item>
          <text:p text:style-name="P52">alíquota <text:span text:style-name="T11">ad valorem</text:span><text:span text:style-name="T12"> → </text:span><text:span text:style-name="T4">valor aduaneiro, apurado segundo Artigo VII do GATT;</text:span></text:p>
        </text:list-item>
        <text:list-item>
          <text:p text:style-name="P52">alíquota específica<text:span text:style-name="T4"> → quantidade de mercadoria expressa na unidade de medida estabelecida.</text:span></text:p>
        </text:list-item>
      </text:list>
      <text:p text:style-name="P28"/>
      <text:p text:style-name="P13"><text:span text:style-name="T4">A alíquota aplicável é aquela que </text:span>estiver em vigor na data da ocorrência do FG<text:span text:style-name="T4">.</text:span></text:p>
      <text:list xml:id="list267338830" text:style-name="L3">
        <text:list-item>
          <text:p text:style-name="P53"><text:span text:style-name="T4">RA → valores expressos em moeda estrangeira devem ser convertidos em moeda nacional à </text:span>taxa de câmbio vigente na data em que se considerar ocorrido o FG<text:span text:style-name="T4">;</text:span></text:p>
        </text:list-item>
        <text:list-item>
          <text:p text:style-name="P53"><text:span text:style-name="T4">Decisão CMC 13/2007 → a taxa de câmbio passou a ser a taxa diária estabelecida pelo BACEN ou autoridade monetária central de cada Estado Parte, tomando-se a </text:span>taxa vigente no fechamento do dia anterior ao da data da numeração do despacho de importação<text:span text:style-name="T4">.</text:span></text:p>
        </text:list-item>
      </text:list>
      <text:p text:style-name="P29"/>
      <text:p text:style-name="P14"><text:span text:style-name="T4">O </text:span>II<text:span text:style-name="T4"> é pago na </text:span>data do registro da DI<text:span text:style-name="T4">. </text:span><text:span text:style-name="T7">O Ministro da Fazenda poderá fixar outros momentos para o pagamento do imposto.</text:span></text:p>
      <text:p text:style-name="P30"/>
      <text:p text:style-name="P15"><text:span text:style-name="T4">O </text:span>depósito para garantia<text:span text:style-name="T4"> de qualquer natureza será feito na </text:span>CEF<text:span text:style-name="T4">, </text:span><text:span text:style-name="T8">na forma da legislação específica.</text:span></text:p>
      <text:p text:style-name="P31"/>
      <text:p text:style-name="P16"><text:span text:style-name="T8">C</text:span><text:span text:style-name="T4">onsiderar </text:span>corretas<text:span text:style-name="T4"> as seguintes assertivas:</text:span></text:p>
      <text:list xml:id="list3422944590" text:style-name="L4">
        <text:list-item>
          <text:p text:style-name="P46">o FG do II é a entrada de mercadoria estrangeira no território aduaneiro (nacional);</text:p>
        </text:list-item>
        <text:list-item>
          <text:p text:style-name="P46">o FG do II considera-se ocorrido na data do registro da DI.</text:p>
        </text:list-item>
      </text:list>
      <text:p text:style-name="P32"/>
      <text:p text:style-name="P17"><text:soft-page-break/><text:span text:style-name="T4">Nas situações em que não se faz o registro da DI, considera-se ocorrido o FG do II </text:span>no dia do lançamento do CT<text:span text:style-name="T4">. Essas situações são:</text:span></text:p>
      <text:list xml:id="list2240918306" text:style-name="L5">
        <text:list-item>
          <text:p text:style-name="P54"><text:span text:style-name="T4">remessa postal internacional </text:span>não<text:span text:style-name="T4"> sujeitos ao regime de importação comum;</text:span></text:p>
        </text:list-item>
        <text:list-item>
          <text:p text:style-name="P47">bagagens, acompanhadas ou desacompanhadas;</text:p>
        </text:list-item>
        <text:list-item>
          <text:p text:style-name="P47">extravio de mercadoria constante em manifesto de carga verificado pela autoridade aduaneira;</text:p>
        </text:list-item>
        <text:list-item>
          <text:p text:style-name="P47">mercadoria estrangeira que não haja sido objeto de DI, quando for consumida ou revendida, ou não seja localizada.</text:p>
        </text:list-item>
      </text:list>
      <text:p text:style-name="P33"/>
      <text:p text:style-name="P18"><text:span text:style-name="T4">Considera-se ocorrido o FG do II </text:span>na data do vencimento do prazo de permanência da mercadoria em recinto alfandegado<text:span text:style-name="T4">, se iniciado o respectivo despacho aduaneiro </text:span>antes<text:span text:style-name="T4"> de aplicada a pena de perdimento da mercadoria.</text:span></text:p>
      <text:p text:style-name="P34"/>
      <text:p text:style-name="P18"><text:span text:style-name="T4">Considera-se ocorrido o FG do II </text:span>na data do registro da declaração de admissão temporária para utilização econômica<text:span text:style-name="T4">.</text:span></text:p>
      <text:p text:style-name="P34"/>
      <text:p text:style-name="P19"><text:span text:style-name="T4">Considera-se ocorrido o FG do II </text:span>na data do registro da DI<text:span text:style-name="T4">, quando a mercadoria é despachada para consumo (importada a título definitivo).</text:span></text:p>
      <text:p text:style-name="P49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36"><text:span text:style-name="T1">Regime de tributação simplificada</text:span>:</text:p>
            <text:list xml:id="list926286413" text:style-name="L6">
              <text:list-item>
                <text:p text:style-name="P75">importações de bens pelos correios, cias aéreas, <text:span text:style-name="T11">courier</text:span>, presentes recebidos do exterior e compras pela Internet;</text:p>
              </text:list-item>
              <text:list-item>
                <text:p text:style-name="P75">valor máximo: US$ 3.000,00;</text:p>
              </text:list-item>
              <text:list-item>
                <text:p text:style-name="P75">alíquota do II: 60%;</text:p>
              </text:list-item>
              <text:list-item>
                <text:p text:style-name="P75">remessas de até US$ 50,00 estão isentas, desde que seja por serviço postal e remetente e destinatários sejam PF;</text:p>
              </text:list-item>
              <text:list-item>
                <text:p text:style-name="P76">bebidas alcoólicas, fumo e tabacos <text:span text:style-name="T1">não</text:span> se sujeitam à tributação simplificada;</text:p>
              </text:list-item>
              <text:list-item>
                <text:p text:style-name="P76"><text:span text:style-name="T3">não</text:span><text:span text:style-name="T17"> há o registro da DI</text:span>.</text:p>
              </text:list-item>
            </text:list>
            <text:p text:style-name="P36"/>
            <text:p text:style-name="P39">Regime de tributação comum<text:span text:style-name="T4">:</text:span></text:p>
            <text:list xml:id="list995614868" text:style-name="L7">
              <text:list-item>
                <text:p text:style-name="P77">para valores superiores a US$ 3.000,00;</text:p>
              </text:list-item>
              <text:list-item>
                <text:p text:style-name="P77">para bebidas alcoólicas, fumo e tabaco;</text:p>
              </text:list-item>
              <text:list-item>
                <text:p text:style-name="P77">obrigatório o registro da DI.</text:p>
              </text:list-item>
            </text:list>
          </table:table-cell>
        </table:table-row>
      </table:table>
      <text:p text:style-name="P49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40">Bagagem acompanhada<text:span text:style-name="T4">:</text:span></text:p>
            <text:list xml:id="list3748355399" text:style-name="L8">
              <text:list-item>
                <text:p text:style-name="P78">bens que o viajante traz consigo no mesmo meio de transporte em que realiza a viagem;</text:p>
              </text:list-item>
              <text:list-item>
                <text:p text:style-name="P78">não estão amparadas por conhecimento de embarque ou documento equivalente.</text:p>
              </text:list-item>
            </text:list>
            <text:p text:style-name="P79"/>
            <text:p text:style-name="P40">Bagagem desacompanhada<text:span text:style-name="T4">:</text:span></text:p>
            <text:list xml:id="list1951713587" text:style-name="L9">
              <text:list-item>
                <text:p text:style-name="P80">bens que chegam ao país ou vão ao exterior em decorrência da viagem do indivíduo;</text:p>
              </text:list-item>
              <text:list-item>
                <text:p text:style-name="P80">estão amparados por conhecimento de carga.</text:p>
              </text:list-item>
            </text:list>
          </table:table-cell>
        </table:table-row>
      </table:table>
      <text:p text:style-name="P49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41">4 tratamentos possíveis aos bens trazidos ao país por viajantes<text:span text:style-name="T4">:</text:span></text:p>
            <text:p text:style-name="P81"/>
            <text:p text:style-name="P41"><text:span text:style-name="T4">1) </text:span>Isenção<text:span text:style-name="T4">:</text:span></text:p>
            <text:list xml:id="list2106547024" text:style-name="L10">
              <text:list-item>
                <text:p text:style-name="P82">livros, folhetos e periódicos;</text:p>
              </text:list-item>
              <text:list-item>
                <text:p text:style-name="P82">bens de uso ou consumo pessoal;</text:p>
              </text:list-item>
              <text:list-item>
                <text:p text:style-name="P82">outros bens, observado os limites:</text:p>
                <text:list>
                  <text:list-item>
                    <text:p text:style-name="P82">ingresso por via marítima ou aérea → US$ 500,00;</text:p>
                  </text:list-item>
                  <text:list-item>
                    <text:p text:style-name="P82"><text:soft-page-break/>ingresso por via terrestre, fluvial ou lacustre → US$ 300,00.</text:p>
                  </text:list-item>
                </text:list>
              </text:list-item>
            </text:list>
            <text:p text:style-name="P81"/>
            <text:p text:style-name="P41"><text:span text:style-name="T4">2)</text:span> Regime de tributação especial<text:span text:style-name="T4">:</text:span></text:p>
            <text:list xml:id="list2932305629" text:style-name="L11">
              <text:list-item>
                <text:p text:style-name="P88"><text:span text:style-name="T4">aplicável aos bens que se enquadrem no conceito de </text:span>bagagem<text:span text:style-name="T4">;</text:span></text:p>
              </text:list-item>
              <text:list-item>
                <text:p text:style-name="P83">incidência apenas do II com alíquota de 50% sobre o que exceder o limite;</text:p>
              </text:list-item>
              <text:list-item>
                <text:p text:style-name="P83">não há registro da DI – o FG ocorre no lançamento.</text:p>
              </text:list-item>
            </text:list>
            <text:p text:style-name="P81"/>
            <text:p text:style-name="P41"><text:span text:style-name="T4">3) </text:span>Regime de importação comum<text:span text:style-name="T4">:</text:span></text:p>
            <text:list xml:id="list3711655189" text:style-name="L12">
              <text:list-item>
                <text:p text:style-name="P89"><text:span text:style-name="T4">para bens que </text:span>não<text:span text:style-name="T4"> se enquadrem no conceito de bagagem;</text:span></text:p>
              </text:list-item>
              <text:list-item>
                <text:p text:style-name="P84">o II incide com a alíquota prevista na TEC;</text:p>
              </text:list-item>
              <text:list-item>
                <text:p text:style-name="P84">há registro da DI, logo é quando se considera ocorrido o FG.</text:p>
              </text:list-item>
            </text:list>
            <text:p text:style-name="P85"/>
            <text:p text:style-name="P42"><text:span text:style-name="T4">4) </text:span>Perdimento<text:span text:style-name="T4">:</text:span></text:p>
            <text:list xml:id="list2669055756" text:style-name="L13">
              <text:list-item>
                <text:p text:style-name="P86">aplicável aos bens que não podem ser trazidos ao País.</text:p>
              </text:list-item>
            </text:list>
          </table:table-cell>
        </table:table-row>
      </table:table>
      <text:p text:style-name="P49"/>
      <text:p text:style-name="P20"><text:span text:style-name="T4">Se o extravio de </text:span>mercadorias a granel<text:span text:style-name="T4"> for </text:span>superior a 1%<text:span text:style-name="T4">, o II será exigido em relação à </text:span>integralidade das mercadorias estraviadas<text:span text:style-name="T4">. Quem pagará o II será o </text:span>responsável<text:span text:style-name="T4"> (transportador ou depositário), e não o importador. Ao contrário, por já ter feito o recolhimento do II no momento do registro da DI, o </text:span>importador fará jus à restituição<text:span text:style-name="T4"> dos valores relativos a esse imposto.</text:span></text:p>
      <text:p text:style-name="P50"/>
      <text:p text:style-name="P21">Avaria de mercadoria<text:span text:style-name="T4"> → redução do montante tributável → importador fará jus à restituição do valor que foi pago a maior (montante relativo ao prejuízo) → RFB cobrará do </text:span>responsável<text:span text:style-name="T4"> (transportador ou depositário) o II incidente sobre o valor do prejuízo →</text:span><text:span text:style-name="T9"> autoridade aduaneira lavra auto de infração → FG considera-se ocorrido </text:span><text:span text:style-name="T18">no momento do lançamento do CT</text:span><text:span text:style-name="T9">.</text:span></text:p>
      <text:p text:style-name="P51"/>
      <table:table table:name="Table4" table:style-name="Table4" table:template-name="Default Style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43">Abandono <text:span text:style-name="T4">de mercadorias que permanecerem em recinto alfandegado sem que seu despacho de importação seja iniciado:</text:span></text:p>
          </table:table-cell>
          <table:covered-table-cell/>
        </table:table-row>
        <table:table-row>
          <table:table-cell table:style-name="Table4.A2" office:value-type="string">
            <text:p text:style-name="P44">90 dias</text:p>
          </table:table-cell>
          <table:table-cell table:style-name="Table4.B2" office:value-type="string">
            <text:p text:style-name="P37">Da sua descarga;</text:p>
            <text:p text:style-name="P37">Do recebimento do aviso de chegada da RPI por importação <text:span text:style-name="T1">comum</text:span>.</text:p>
          </table:table-cell>
        </table:table-row>
        <table:table-row>
          <table:table-cell table:style-name="Table4.A2" office:value-type="string">
            <text:p text:style-name="P44">60 dias</text:p>
          </table:table-cell>
          <table:table-cell table:style-name="Table4.B2" office:value-type="string">
            <text:p text:style-name="P38">Da notificação do titular da RFB para que se promova o despacho da mercadoria.</text:p>
          </table:table-cell>
        </table:table-row>
        <table:table-row>
          <table:table-cell table:style-name="Table4.A2" office:value-type="string">
            <text:p text:style-name="P44">45 dias</text:p>
          </table:table-cell>
          <table:table-cell table:style-name="Table4.B2" office:value-type="string">
            <text:p text:style-name="P37">Após esgotar-se o prazo de sua permanência em regime de entreposto aduaneiro;</text:p>
            <text:p text:style-name="P37">Após esgotar-se o prazo de sua permanência em recinto alfandegado de zona secundária;</text:p>
            <text:list xml:id="list2437510051" text:style-name="L14">
              <text:list-item>
                <text:p text:style-name="P87">esse prazo de permanência na zona secundária é de <text:span text:style-name="T1">75 dias</text:span>, contados da entrada da mercadoria no recinto.</text:p>
              </text:list-item>
            </text:list>
            <text:p text:style-name="P37">Da sua chegada ao País, trazida do exterior como bagagem, acompanhada ou não.</text:p>
          </table:table-cell>
        </table:table-row>
      </table:table>
      <text:p text:style-name="P51"/>
      <text:p text:style-name="P35"><text:span text:style-name="T9">R</text:span><text:span text:style-name="T4">A, Art. 74. </text:span>Não<text:span text:style-name="T4"> constitui FG do II a entrada no território aduaneiro:</text:span></text:p>
      <text:p text:style-name="P69">I – do pescado capturado fora das águas territoriais do País, por empresa localizada no seu território, desde que satisfeitas as exigências que regulam a atividade pesqueira; e</text:p>
      <text:p text:style-name="P69">II – de mercadoria à qual tenha sido aplicado o regime de exportação temporária, ainda que descumprido o regime.</text:p>
      <text:p text:style-name="P70"/>
      <text:p text:style-name="P73">RA, Art. 70. Considera-se estrangeira, para fins de incidência do imposto, a mercadoria nacional ou nacionalizada exportada, que retorne ao País, <text:span text:style-name="T1">salvo se</text:span>:</text:p>
      <text:p text:style-name="P73">I – enviada em consignação e não vendida no prazo autorizado;</text:p>
      <text:p text:style-name="P73"><text:soft-page-break/>II – devolvida por motivo de <text:span text:style-name="T1">defeito técnico</text:span>, para reparo ou para substituição;</text:p>
      <text:p text:style-name="P73">III – por motivo de <text:span text:style-name="T1">modificações na sistemática de importação</text:span> por parte do país importador;</text:p>
      <text:p text:style-name="P73">IV – por <text:span text:style-name="T1">motivo de guerra</text:span> ou de calamidade pública; ou</text:p>
      <text:p text:style-name="P73">V – por outros fatores alheios à vontade do exportador.</text:p>
      <text:p text:style-name="P73">Parágrafo único. Serão ainda <text:span text:style-name="T1">considerados estrangeiros</text:span>, para os fins previstos no caput, os equipamentos, as máquinas, os veículos, os aparelhos e os instrumentos, bem como as partes, as peças, os acessórios e os componentes, de fabricação nacional, <text:span text:style-name="T1">adquiridos no mercado interno pelas empresas nacionais de engenharia</text:span>, e exportados para a <text:span text:style-name="T1">execução de obras contratadas no exterior</text:span>, na hipótese de retornarem ao País.</text:p>
      <text:p text:style-name="P73"/>
      <text:p text:style-name="P74">Art. 71. O imposto <text:span text:style-name="T1">não incide</text:span> sobre:</text:p>
      <text:p text:style-name="P74">I – mercadoria estrangeira que, corretamente descrita nos documentos de transporte, chegar ao País por erro inequívoco ou comprovado de expedição, e que for redestinada ou devolvida para o exterior;</text:p>
      <text:p text:style-name="P74">II – mercadoria estrangeira idêntica, em igual quantidade e valor, e que se destine a reposição de outra anteriormente importada que se tenha revelado, após o desembaraço aduaneiro, defeituosa ou imprestável para o fim a que se destinava, desde que observada a regulamentação editada pelo MF;</text:p>
      <text:p text:style-name="P74">III – mercadoria estrangeira que tenha sido objeto da pena de perdimento, exceto na hipótese em que não seja localizada, tenha sido consumida ou revendida;</text:p>
      <text:p text:style-name="P74">IV – mercadoria estrangeira devolvida para o exterior antes do registro da DI, observada a regulamentação editada pelo MF;</text:p>
      <text:p text:style-name="P74">V – embarcações construídas no Brasil e transferidas por matriz de empresa brasileira de navegação para subsidiária integral no exterior, que retornem ao registro brasileiro, como propriedade da mesma empresa nacional de origem;</text:p>
      <text:p text:style-name="P74">VI – mercadoria estrangeira destruída, sob controle aduaneiro, sem ônus para a Fazenda Nacional, antes de desembaraçada; e</text:p>
      <text:p text:style-name="P74">VII – mercadoria estrangeira em trânsito aduaneiro de passagem, acidentalmente destruída.</text:p>
      <text:p text:style-name="P71"/>
      <text:p text:style-name="P72">Contribuintes<text:span text:style-name="T4">:</text:span></text:p>
      <text:list xml:id="list1124256572" text:style-name="L15">
        <text:list-item>
          <text:p text:style-name="P56"><text:span text:style-name="T4">importador;</text:span></text:p>
        </text:list-item>
        <text:list-item>
          <text:p text:style-name="P56"><text:span text:style-name="T4">destinatário de RPI;</text:span></text:p>
        </text:list-item>
        <text:list-item>
          <text:p text:style-name="P56"><text:span text:style-name="T4">adquirente de mercadoria entrepostada.</text:span></text:p>
        </text:list-item>
      </text:list>
      <text:p text:style-name="P57"><text:span text:style-name="T4"/></text:p>
      <text:p text:style-name="P57">Responsável<text:span text:style-name="T4">:</text:span></text:p>
      <text:list xml:id="list3453045031" text:style-name="L16">
        <text:list-item>
          <text:p text:style-name="P58"><text:span text:style-name="T4">transportador, quando mercadoria procedente do exterior ou sob controle aduaneiro, inclusive em percurso interno;</text:span></text:p>
        </text:list-item>
        <text:list-item>
          <text:p text:style-name="P58"><text:span text:style-name="T4">depositário;</text:span></text:p>
        </text:list-item>
        <text:list-item>
          <text:p text:style-name="P58"><text:span text:style-name="T4">qualquer outra pessoa que a lei designar.</text:span></text:p>
        </text:list-item>
      </text:list>
      <text:p text:style-name="P57"><text:span text:style-name="T4"/></text:p>
      <text:p text:style-name="P57">Resposável solidário<text:span text:style-name="T4">:</text:span></text:p>
      <text:list xml:id="list3980708420" text:style-name="L17">
        <text:list-item>
          <text:p text:style-name="P59"><text:span text:style-name="T4">adquirente/cessionário de mercadoria isenta ou com redução do imposto;</text:span></text:p>
        </text:list-item>
        <text:list-item>
          <text:p text:style-name="P59"><text:soft-page-break/><text:span text:style-name="T4">representante, no País, do transportador estrangeiro;</text:span></text:p>
        </text:list-item>
        <text:list-item>
          <text:p text:style-name="P59"><text:span text:style-name="T4">adquirente de mercadoria de procedência estrangeira, no caso de importação por sua conta e ordem, por intermédio de PJ importadora;</text:span></text:p>
        </text:list-item>
        <text:list-item>
          <text:p text:style-name="P59"><text:span text:style-name="T4">encomendante predeterminado que adquire mercadoria de procedência estrangeira de PJ importadora;</text:span></text:p>
        </text:list-item>
        <text:list-item>
          <text:p text:style-name="P59"><text:span text:style-name="T4">expedidor, operador de transporte multimodal ou qualquer subcontratado para a realização do transporte multimodal;</text:span></text:p>
        </text:list-item>
        <text:list-item>
          <text:p text:style-name="P59"><text:span text:style-name="T4">beneficiário de regime aduaneiro suspensivo destinado à industrialização para exportação, no caso de admissão de mercadoria no regimem por outro beneficiario, mediante sua anuência, com vistas à execução de etapa da cadeia industrial do produto a ser exportado; e</text:span></text:p>
        </text:list-item>
        <text:list-item>
          <text:p text:style-name="P59"><text:span text:style-name="T4">qualquer outra pessoa que a lei assim designar.</text:span></text:p>
        </text:list-item>
      </text:list>
      <text:p text:style-name="P57"><text:span text:style-name="T4"/></text:p>
      <text:p text:style-name="P60">Mercadoria não identificada<text:span text:style-name="T4"> → extraviada ou consumida e com descrição genérica.</text:span></text:p>
      <text:list xml:id="list1948286123" text:style-name="L18">
        <text:list-item>
          <text:p text:style-name="P61"><text:span text:style-name="T4">Incidência de </text:span>alíquota única de 80%<text:span text:style-name="T4"> relativa ao II, IPI, PIS, Cofins e AFRMM;</text:span></text:p>
        </text:list-item>
        <text:list-item>
          <text:p text:style-name="P61"><text:span text:style-name="T4">BC será </text:span>arbitrada<text:span text:style-name="T4"> em valor equivalente à </text:span>mediana<text:span text:style-name="T4"> dos valores por KG de todas as mercadorias, pela mesma via de transporte internacional, constantes de declarações registradas no </text:span>semestre anterior<text:span text:style-name="T4">, incluídas as despesas de fretes e seguros internacionais;</text:span></text:p>
        </text:list-item>
        <text:list-item>
          <text:p text:style-name="P61"><text:span text:style-name="T4">na falta do peso, adotar-se-á o </text:span>peso líquido admitido na unidade de carga usada no seu transporte<text:span text:style-name="T4">.</text:span></text:p>
        </text:list-item>
      </text:list>
      <text:p text:style-name="P60"><text:span text:style-name="T4"/></text:p>
      <text:p text:style-name="P60">Regime de Tributação Simplificada<text:span text:style-name="T4">:</text:span></text:p>
      <text:list xml:id="list774962177" text:style-name="L19">
        <text:list-item>
          <text:p text:style-name="P62"><text:span text:style-name="T4">para bens integrantes de RPI;</text:span></text:p>
        </text:list-item>
        <text:list-item>
          <text:p text:style-name="P62"><text:span text:style-name="T4">permite a descrição genérica;</text:span></text:p>
        </text:list-item>
        <text:list-item>
          <text:p text:style-name="P62"><text:span text:style-name="T4">aplicação de alíquotas diferenciadas do II → atualmente 60%;</text:span></text:p>
        </text:list-item>
        <text:list-item>
          <text:p text:style-name="P62"><text:span text:style-name="T4">isentos: IPI, PIS, Cofins;</text:span></text:p>
        </text:list-item>
        <text:list-item>
          <text:p text:style-name="P62"><text:span text:style-name="T4">até US$ 3.000,00;</text:span></text:p>
        </text:list-item>
        <text:list-item>
          <text:p text:style-name="P63"><text:span text:style-name="T4">até US$ 50,00 → isentos do II, desde que remetente e destinatário sejam PF.</text:span></text:p>
        </text:list-item>
      </text:list>
      <text:p text:style-name="P64"><text:span text:style-name="T4"/></text:p>
      <text:p text:style-name="P64">Regime de Tributação Especial<text:span text:style-name="T4">:</text:span></text:p>
      <text:list xml:id="list1163344318" text:style-name="L20">
        <text:list-item>
          <text:p text:style-name="P65"><text:span text:style-name="T4">bagagem;</text:span></text:p>
        </text:list-item>
        <text:list-item>
          <text:p text:style-name="P65"><text:span text:style-name="T4">exigência apenas do II → alíquota de 50% sobre o valor do bem que ultrapassar o valor da isenção;</text:span></text:p>
        </text:list-item>
        <text:list-item>
          <text:p text:style-name="P65"><text:span text:style-name="T4">se via aérea ou marítima → até US$ 500,00 isentos;</text:span></text:p>
        </text:list-item>
        <text:list-item>
          <text:p text:style-name="P65"><text:span text:style-name="T4">se via terrestre, fluvial ou lacustre → até US$ 300,00;</text:span></text:p>
        </text:list-item>
        <text:list-item>
          <text:p text:style-name="P65"><text:span text:style-name="T4">aplica-se também aos bens adquiridos em lojas francas de chegada, no montante que exceder o limite de isenção → isenção de US$ 500,00 em lojas francas de chegada.</text:span></text:p>
        </text:list-item>
      </text:list>
      <text:p text:style-name="P64"><text:span text:style-name="T4"/></text:p>
      <text:p text:style-name="P64">Regime de Tributação Unificada<text:span text:style-name="T4">:</text:span></text:p>
      <text:list xml:id="list912968803" text:style-name="L21">
        <text:list-item>
          <text:p text:style-name="P66"><text:span text:style-name="T4">mercadorias procedentes do Paraguai por via terrestre;</text:span></text:p>
        </text:list-item>
        <text:list-item>
          <text:p text:style-name="P66"><text:span text:style-name="T4">pagamento unificado de: II, IPI, PIS, Cofins → alíquota única de 25% (7,88% II, 7,87% IPI, 7,6% Cofins, 1,65% PIS);</text:span></text:p>
        </text:list-item>
        <text:list-item>
          <text:p text:style-name="P66"><text:span text:style-name="T4">Poder Executivo é responsável por fixar o </text:span>limite máximo<text:span text:style-name="T4"> de valor para a importação de mercadorias por habilitado;</text:span></text:p>
          <text:list>
            <text:list-item>
              <text:p text:style-name="P66"><text:span text:style-name="T4">R$ 18.000,00 → primeiro e segundo trimestres;</text:span></text:p>
            </text:list-item>
            <text:list-item>
              <text:p text:style-name="P66"><text:span text:style-name="T4">R$ 37.000,00 → terceiro e quarto trimestres;</text:span></text:p>
            </text:list-item>
            <text:list-item>
              <text:p text:style-name="P66"><text:span text:style-name="T4">R$ 110.000,00 → para o ano todo;</text:span></text:p>
            </text:list-item>
          </text:list>
        </text:list-item>
        <text:list-item>
          <text:p text:style-name="P66"><text:span text:style-name="T4">Poder Executivo pode fixar </text:span>limites quantitativos<text:span text:style-name="T4">;</text:span></text:p>
        </text:list-item>
        <text:list-item>
          <text:p text:style-name="P66"><text:span text:style-name="T4">podem se habilitar: microempresas importadoras varejistas optantes pelo SIMPLES;</text:span></text:p>
        </text:list-item>
        <text:list-item>
          <text:p text:style-name="P66"><text:span text:style-name="T4">RTU poderá incluir o ICMS desde que o Estado/DF venha a aderir ao RTU mediante </text:span>convênio<text:span text:style-name="T4">;</text:span></text:p>
        </text:list-item>
        <text:list-item>
          <text:p text:style-name="P67"><text:soft-page-break/><text:span text:style-name="T4">o habilitado no RTU </text:span>não<text:span text:style-name="T4"> fará jus a qualquer benefício fiscal de isenção ou de redução dos impostos e contribuições incidentes, bem como de redução de alíquotas ou BC’s;</text:span></text:p>
        </text:list-item>
        <text:list-item>
          <text:p text:style-name="P68"><text:span text:style-name="T4">é </text:span>vedada<text:span text:style-name="T4"> a inclusão de quaisquer mercadorias que não sejam destinadas ao consumidor fina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eb4ff" officeooo:paragraph-rsid="001eb4f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Tributação sobre o comércio exterior. Imposto de import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57:35.055169102</meta:creation-date>
    <dc:date>2018-04-03T18:30:31.239000000</dc:date>
    <meta:editing-duration>PT2H22M4S</meta:editing-duration>
    <meta:editing-cycles>45</meta:editing-cycles>
    <meta:generator>LibreOffice/6.0.1.1$Windows_X86_64 LibreOffice_project/60bfb1526849283ce2491346ed2aa51c465abfe6</meta:generator>
    <meta:document-statistic meta:table-count="4" meta:image-count="0" meta:object-count="0" meta:page-count="6" meta:paragraph-count="147" meta:word-count="1948" meta:character-count="11863" meta:non-whitespace-character-count="10124"/>
  </office:meta>
</office:document-meta>
</file>